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style:writing-mode="rl-tb" fo:margin-bottom="0.0576in"/>
    </style:style>
    <style:style style:name="T2" style:parent-style-name="DefaultParagraphFont" style:family="text">
      <style:text-properties style:font-name="Taamey Ashkenaz" style:font-name-complex="Taamey Ashkenaz" fo:font-size="8pt" style:font-size-asian="8pt"/>
    </style:style>
    <style:style style:name="T3" style:parent-style-name="DefaultParagraphFont" style:family="text">
      <style:text-properties style:font-name="Taamey Ashkenaz" style:font-name-complex="Taamey Ashkenaz" fo:font-size="8pt" style:font-size-asian="8pt"/>
    </style:style>
    <style:style style:name="T4" style:parent-style-name="DefaultParagraphFont" style:family="text">
      <style:text-properties style:font-name="Taamey Ashkenaz" style:font-name-complex="Taamey Ashkenaz" fo:font-size="8pt" style:font-size-asian="8pt"/>
    </style:style>
    <style:style style:name="T5" style:parent-style-name="DefaultParagraphFont" style:family="text">
      <style:text-properties style:font-name="Taamey Ashkenaz" style:font-name-complex="Taamey Ashkenaz" fo:font-size="8pt" style:font-size-asian="8pt"/>
    </style:style>
    <style:style style:name="T6" style:parent-style-name="DefaultParagraphFont" style:family="text">
      <style:text-properties style:font-name="Taamey Ashkenaz" style:font-name-complex="Taamey Ashkenaz" fo:font-size="8pt" style:font-size-asian="8pt"/>
    </style:style>
    <style:style style:name="T7" style:parent-style-name="DefaultParagraphFont" style:family="text">
      <style:text-properties style:font-name="Taamey Ashkenaz" style:font-name-complex="Taamey Ashkenaz" fo:font-size="8pt" style:font-size-asian="8pt"/>
    </style:style>
    <style:style style:name="T8" style:parent-style-name="DefaultParagraphFont" style:family="text">
      <style:text-properties style:font-name="Taamey Ashkenaz" style:font-name-complex="Taamey Ashkenaz" fo:font-size="8pt" style:font-size-asian="8pt"/>
    </style:style>
    <style:style style:name="T9" style:parent-style-name="DefaultParagraphFont" style:family="text">
      <style:text-properties style:font-name="Taamey Ashkenaz" style:font-name-complex="Taamey Ashkenaz" fo:font-size="8pt" style:font-size-asian="8pt"/>
    </style:style>
    <style:style style:name="T10" style:parent-style-name="DefaultParagraphFont" style:family="text">
      <style:text-properties style:font-name="Times New Roman" style:font-name-complex="Times New Roman" fo:font-size="8pt" style:font-size-asian="8pt"/>
    </style:style>
    <style:style style:name="T11" style:parent-style-name="DefaultParagraphFont" style:family="text">
      <style:text-properties style:font-name="Taamey Ashkenaz" style:font-name-complex="Taamey Ashkenaz" fo:font-size="8pt" style:font-size-asian="8pt"/>
    </style:style>
    <style:style style:name="P12" style:parent-style-name="Textbody" style:family="paragraph">
      <style:paragraph-properties style:writing-mode="rl-tb" fo:margin-bottom="0.0576in"/>
    </style:style>
    <style:style style:name="T13" style:parent-style-name="DefaultParagraphFont" style:family="text">
      <style:text-properties style:font-name="Taamey Ashkenaz" style:font-name-complex="Taamey Ashkenaz" fo:font-size="8pt" style:font-size-asian="8pt"/>
    </style:style>
    <style:style style:name="P14" style:parent-style-name="Textbody" style:family="paragraph">
      <style:paragraph-properties style:writing-mode="rl-tb" fo:margin-bottom="0.0576in"/>
    </style:style>
    <style:style style:name="T15" style:parent-style-name="DefaultParagraphFont" style:family="text">
      <style:text-properties style:font-name="Taamey Ashkenaz" style:font-name-complex="Taamey Ashkenaz" fo:font-size="8pt" style:font-size-asian="8pt"/>
    </style:style>
    <style:style style:name="T16" style:parent-style-name="DefaultParagraphFont" style:family="text">
      <style:text-properties style:font-name="Taamey Ashkenaz" style:font-name-complex="Taamey Ashkenaz" fo:font-size="8pt" style:font-size-asian="8pt"/>
    </style:style>
    <style:style style:name="T17" style:parent-style-name="DefaultParagraphFont" style:family="text">
      <style:text-properties style:font-name="Times New Roman" style:font-name-complex="Times New Roman" fo:font-size="8pt" style:font-size-asian="8pt"/>
    </style:style>
    <style:style style:name="T18" style:parent-style-name="DefaultParagraphFont" style:family="text">
      <style:text-properties style:font-name="Taamey Ashkenaz" style:font-name-complex="Taamey Ashkenaz" fo:font-size="8pt" style:font-size-asian="8pt"/>
    </style:style>
    <style:style style:name="T19" style:parent-style-name="DefaultParagraphFont" style:family="text">
      <style:text-properties style:font-name="Taamey Ashkenaz" style:font-name-complex="Taamey Ashkenaz" fo:font-size="8pt" style:font-size-asian="8pt"/>
    </style:style>
    <style:style style:name="P20" style:parent-style-name="Textbody" style:family="paragraph">
      <style:paragraph-properties style:writing-mode="rl-tb" fo:margin-bottom="0.0576in"/>
    </style:style>
    <style:style style:name="T21" style:parent-style-name="DefaultParagraphFont" style:family="text">
      <style:text-properties style:font-name="Taamey Ashkenaz" style:font-name-complex="Taamey Ashkenaz" fo:font-size="8pt" style:font-size-asian="8pt"/>
    </style:style>
    <style:style style:name="T22" style:parent-style-name="DefaultParagraphFont" style:family="text">
      <style:text-properties style:font-name="Taamey Ashkenaz" style:font-name-complex="Taamey Ashkenaz" fo:font-size="8pt" style:font-size-asian="8pt"/>
    </style:style>
    <style:style style:name="T23" style:parent-style-name="DefaultParagraphFont" style:family="text">
      <style:text-properties style:font-name="Taamey Ashkenaz" style:font-name-complex="Taamey Ashkenaz" fo:font-size="8pt" style:font-size-asian="8pt"/>
    </style:style>
    <style:style style:name="T24" style:parent-style-name="DefaultParagraphFont" style:family="text">
      <style:text-properties style:font-name="Taamey Ashkenaz" style:font-name-complex="Taamey Ashkenaz" fo:font-size="8pt" style:font-size-asian="8pt"/>
    </style:style>
    <style:style style:name="T25" style:parent-style-name="DefaultParagraphFont" style:family="text">
      <style:text-properties style:font-name="Taamey Ashkenaz" style:font-name-complex="Taamey Ashkenaz" fo:font-size="8pt" style:font-size-asian="8pt"/>
    </style:style>
    <style:style style:name="T26" style:parent-style-name="DefaultParagraphFont" style:family="text">
      <style:text-properties style:font-name="Taamey Ashkenaz" style:font-name-complex="Taamey Ashkenaz" fo:font-size="8pt" style:font-size-asian="8pt"/>
    </style:style>
    <style:style style:name="T27" style:parent-style-name="DefaultParagraphFont" style:family="text">
      <style:text-properties style:font-name="Taamey Ashkenaz" style:font-name-complex="Taamey Ashkenaz" fo:font-size="8pt" style:font-size-asian="8pt"/>
    </style:style>
    <style:style style:name="T28" style:parent-style-name="DefaultParagraphFont" style:family="text">
      <style:text-properties style:font-name="Taamey Ashkenaz" style:font-name-complex="Taamey Ashkenaz" fo:font-size="8pt" style:font-size-asian="8pt"/>
    </style:style>
    <style:style style:name="T29" style:parent-style-name="DefaultParagraphFont" style:family="text">
      <style:text-properties style:font-name="Taamey Ashkenaz" style:font-name-complex="Taamey Ashkenaz" fo:font-size="8pt" style:font-size-asian="8pt"/>
    </style:style>
    <style:style style:name="P30" style:parent-style-name="Textbody" style:family="paragraph">
      <style:paragraph-properties style:writing-mode="rl-tb" fo:margin-bottom="0.0576in"/>
    </style:style>
    <style:style style:name="T31" style:parent-style-name="DefaultParagraphFont" style:family="text">
      <style:text-properties style:font-name="Taamey Ashkenaz" style:font-name-complex="Taamey Ashkenaz" fo:font-size="8pt" style:font-size-asian="8pt"/>
    </style:style>
    <style:style style:name="P32" style:parent-style-name="Textbody" style:family="paragraph">
      <style:paragraph-properties style:writing-mode="rl-tb" fo:margin-bottom="0.0576in"/>
    </style:style>
    <style:style style:name="T33" style:parent-style-name="DefaultParagraphFont" style:family="text">
      <style:text-properties style:font-name="Taamey Ashkenaz" style:font-name-complex="Taamey Ashkenaz" fo:font-size="8pt" style:font-size-asian="8pt"/>
    </style:style>
    <style:style style:name="P34" style:parent-style-name="Textbody" style:family="paragraph">
      <style:paragraph-properties style:writing-mode="rl-tb" fo:margin-bottom="0.0576in"/>
    </style:style>
    <style:style style:name="T35" style:parent-style-name="DefaultParagraphFont" style:family="text">
      <style:text-properties style:font-name="Taamey Ashkenaz" style:font-name-complex="Taamey Ashkenaz" fo:font-size="8pt" style:font-size-asian="8pt"/>
    </style:style>
    <style:style style:name="P36" style:parent-style-name="Textbody" style:family="paragraph">
      <style:paragraph-properties style:writing-mode="rl-tb" fo:margin-bottom="0.0576in"/>
    </style:style>
    <style:style style:name="T37" style:parent-style-name="DefaultParagraphFont" style:family="text">
      <style:text-properties style:font-name="Taamey Ashkenaz" style:font-name-complex="Taamey Ashkenaz" fo:font-size="8pt" style:font-size-asian="8pt"/>
    </style:style>
    <style:style style:name="T38" style:parent-style-name="DefaultParagraphFont" style:family="text">
      <style:text-properties style:font-name="Taamey Ashkenaz" style:font-name-complex="Taamey Ashkenaz" fo:font-size="8pt" style:font-size-asian="8pt"/>
    </style:style>
    <style:style style:name="T39" style:parent-style-name="DefaultParagraphFont" style:family="text">
      <style:text-properties style:font-name="Taamey Ashkenaz" style:font-name-complex="Taamey Ashkenaz" fo:font-size="8pt" style:font-size-asian="8pt"/>
    </style:style>
    <style:style style:name="T40" style:parent-style-name="DefaultParagraphFont" style:family="text">
      <style:text-properties style:font-name="Taamey Ashkenaz" style:font-name-complex="Taamey Ashkenaz" fo:font-size="8pt" style:font-size-asian="8pt"/>
    </style:style>
    <style:style style:name="T41" style:parent-style-name="DefaultParagraphFont" style:family="text">
      <style:text-properties style:font-name="Taamey Ashkenaz" style:font-name-complex="Taamey Ashkenaz" fo:font-size="8pt" style:font-size-asian="8pt"/>
    </style:style>
    <style:style style:name="T42" style:parent-style-name="DefaultParagraphFont" style:family="text">
      <style:text-properties style:font-name="Times New Roman" style:font-name-complex="Times New Roman" fo:font-size="8pt" style:font-size-asian="8pt"/>
    </style:style>
    <style:style style:name="T43" style:parent-style-name="DefaultParagraphFont" style:family="text">
      <style:text-properties style:font-name="Taamey Ashkenaz" style:font-name-complex="Taamey Ashkenaz" fo:font-size="8pt" style:font-size-asian="8pt"/>
    </style:style>
    <style:style style:name="P44" style:parent-style-name="Textbody" style:family="paragraph">
      <style:paragraph-properties style:writing-mode="rl-tb" fo:margin-bottom="0.0576in"/>
    </style:style>
    <style:style style:name="T45" style:parent-style-name="DefaultParagraphFont" style:family="text">
      <style:text-properties style:font-name="Taamey Ashkenaz" style:font-name-complex="Taamey Ashkenaz" fo:font-size="8pt" style:font-size-asian="8pt"/>
    </style:style>
    <style:style style:name="P46" style:parent-style-name="Textbody" style:family="paragraph">
      <style:paragraph-properties style:writing-mode="rl-tb" fo:margin-bottom="0.0576in"/>
    </style:style>
    <style:style style:name="T47" style:parent-style-name="DefaultParagraphFont" style:family="text">
      <style:text-properties style:font-name="Taamey Ashkenaz" style:font-name-complex="Taamey Ashkenaz" fo:font-size="8pt" style:font-size-asian="8pt"/>
    </style:style>
    <style:style style:name="T48" style:parent-style-name="DefaultParagraphFont" style:family="text">
      <style:text-properties style:font-name="Taamey Ashkenaz" style:font-name-complex="Taamey Ashkenaz" fo:font-size="8pt" style:font-size-asian="8pt"/>
    </style:style>
    <style:style style:name="P49" style:parent-style-name="Textbody" style:family="paragraph">
      <style:paragraph-properties style:writing-mode="rl-tb" fo:margin-bottom="0.0576in"/>
      <style:text-properties style:font-name="Taamey Ashkenaz" style:font-name-complex="Taamey Ashkenaz" fo:font-size="8pt" style:font-size-asian="8pt"/>
    </style:style>
    <style:style style:name="P50" style:parent-style-name="Textbody" style:family="paragraph">
      <style:paragraph-properties style:writing-mode="rl-tb" fo:margin-bottom="0.0576in"/>
    </style:style>
    <style:style style:name="T51" style:parent-style-name="DefaultParagraphFont" style:family="text">
      <style:text-properties style:font-name="Taamey Ashkenaz" style:font-name-complex="Taamey Ashkenaz" fo:font-size="8pt" style:font-size-asian="8pt"/>
    </style:style>
    <style:style style:name="T52" style:parent-style-name="DefaultParagraphFont" style:family="text">
      <style:text-properties style:font-name="Taamey Ashkenaz" style:font-name-complex="Taamey Ashkenaz" fo:font-size="8pt" style:font-size-asian="8pt"/>
    </style:style>
    <style:style style:name="T53" style:parent-style-name="DefaultParagraphFont" style:family="text">
      <style:text-properties style:font-name="Times New Roman" style:font-name-complex="Times New Roman" fo:font-size="8pt" style:font-size-asian="8pt"/>
    </style:style>
    <style:style style:name="T54" style:parent-style-name="DefaultParagraphFont" style:family="text">
      <style:text-properties style:font-name="Taamey Ashkenaz" style:font-name-complex="Taamey Ashkenaz" fo:font-size="8pt" style:font-size-asian="8pt"/>
    </style:style>
    <style:style style:name="T55" style:parent-style-name="DefaultParagraphFont" style:family="text">
      <style:text-properties style:font-name="Taamey Ashkenaz" style:font-name-complex="Taamey Ashkenaz" fo:font-size="8pt" style:font-size-asian="8pt"/>
    </style:style>
    <style:style style:name="T56" style:parent-style-name="DefaultParagraphFont" style:family="text">
      <style:text-properties style:font-name="Times New Roman" style:font-name-complex="Times New Roman" fo:font-size="8pt" style:font-size-asian="8pt"/>
    </style:style>
    <style:style style:name="T57" style:parent-style-name="DefaultParagraphFont" style:family="text">
      <style:text-properties style:font-name="Taamey Ashkenaz" style:font-name-complex="Taamey Ashkenaz" fo:font-size="8pt" style:font-size-asian="8pt"/>
    </style:style>
    <style:style style:name="T58" style:parent-style-name="DefaultParagraphFont" style:family="text">
      <style:text-properties style:font-name="Taamey Ashkenaz" style:font-name-complex="Taamey Ashkenaz" fo:font-size="8pt" style:font-size-asian="8pt"/>
    </style:style>
    <style:style style:name="T59" style:parent-style-name="DefaultParagraphFont" style:family="text">
      <style:text-properties style:font-name="Taamey Ashkenaz" style:font-name-complex="Taamey Ashkenaz" fo:font-size="8pt" style:font-size-asian="8pt"/>
    </style:style>
    <style:style style:name="P60" style:parent-style-name="Textbody" style:family="paragraph">
      <style:paragraph-properties style:writing-mode="rl-tb" fo:margin-bottom="0.0576in"/>
      <style:text-properties style:font-name="Taamey Ashkenaz" style:font-name-complex="Taamey Ashkenaz" fo:font-size="8pt" style:font-size-asian="8pt"/>
    </style:style>
    <style:style style:name="P61" style:parent-style-name="Textbody" style:family="paragraph">
      <style:paragraph-properties style:writing-mode="rl-tb" fo:margin-bottom="0.0576in"/>
    </style:style>
    <style:style style:name="T62" style:parent-style-name="DefaultParagraphFont" style:family="text">
      <style:text-properties style:font-name="Taamey Ashkenaz" style:font-name-complex="Taamey Ashkenaz" fo:font-size="8pt" style:font-size-asian="8pt"/>
    </style:style>
    <style:style style:name="T63" style:parent-style-name="DefaultParagraphFont" style:family="text">
      <style:text-properties style:font-name="Taamey Ashkenaz" style:font-name-complex="Taamey Ashkenaz" fo:font-size="8pt" style:font-size-asian="8pt"/>
    </style:style>
    <style:style style:name="T64" style:parent-style-name="DefaultParagraphFont" style:family="text">
      <style:text-properties style:font-name="Taamey Ashkenaz" style:font-name-complex="Taamey Ashkenaz" fo:font-size="8pt" style:font-size-asian="8pt"/>
    </style:style>
    <style:style style:name="T65" style:parent-style-name="DefaultParagraphFont" style:family="text">
      <style:text-properties style:font-name="Times New Roman" style:font-name-complex="Times New Roman" fo:font-size="8pt" style:font-size-asian="8pt"/>
    </style:style>
    <style:style style:name="T66" style:parent-style-name="DefaultParagraphFont" style:family="text">
      <style:text-properties style:font-name="Taamey Ashkenaz" style:font-name-complex="Taamey Ashkenaz" fo:font-size="8pt" style:font-size-asian="8pt"/>
    </style:style>
    <style:style style:name="T67" style:parent-style-name="DefaultParagraphFont" style:family="text">
      <style:text-properties style:font-name="Taamey Ashkenaz" style:font-name-complex="Taamey Ashkenaz" fo:font-size="8pt" style:font-size-asian="8pt"/>
    </style:style>
    <style:style style:name="T68" style:parent-style-name="DefaultParagraphFont" style:family="text">
      <style:text-properties style:font-name="Taamey Ashkenaz" style:font-name-complex="Taamey Ashkenaz" fo:font-size="8pt" style:font-size-asian="8pt"/>
    </style:style>
    <style:style style:name="T69" style:parent-style-name="DefaultParagraphFont" style:family="text">
      <style:text-properties style:font-name="Times New Roman" style:font-name-complex="Times New Roman" fo:font-size="8pt" style:font-size-asian="8pt"/>
    </style:style>
    <style:style style:name="T70" style:parent-style-name="DefaultParagraphFont" style:family="text">
      <style:text-properties style:font-name="Taamey Ashkenaz" style:font-name-complex="Taamey Ashkenaz" fo:font-size="8pt" style:font-size-asian="8pt"/>
    </style:style>
    <style:style style:name="T71" style:parent-style-name="DefaultParagraphFont" style:family="text">
      <style:text-properties style:font-name="Taamey Ashkenaz" style:font-name-complex="Taamey Ashkenaz" fo:font-size="8pt" style:font-size-asian="8pt"/>
    </style:style>
    <style:style style:name="P72" style:parent-style-name="Textbody" style:family="paragraph">
      <style:paragraph-properties style:writing-mode="rl-tb" fo:margin-bottom="0.0576in"/>
      <style:text-properties style:font-name="Taamey Ashkenaz" style:font-name-complex="Taamey Ashkenaz" fo:font-size="8pt" style:font-size-asian="8pt"/>
    </style:style>
    <style:style style:name="P73" style:parent-style-name="Textbody" style:family="paragraph">
      <style:paragraph-properties style:writing-mode="rl-tb" fo:margin-bottom="0.0576in"/>
    </style:style>
    <style:style style:name="T74" style:parent-style-name="DefaultParagraphFont" style:family="text">
      <style:text-properties style:font-name="Taamey Ashkenaz" style:font-name-complex="Taamey Ashkenaz" fo:font-size="8pt" style:font-size-asian="8pt"/>
    </style:style>
    <style:style style:name="P75" style:parent-style-name="Textbody" style:family="paragraph">
      <style:paragraph-properties style:writing-mode="rl-tb" fo:margin-bottom="0.0576in"/>
      <style:text-properties style:font-name="Taamey Ashkenaz" style:font-name-complex="Taamey Ashkenaz" fo:font-size="8pt" style:font-size-asian="8pt"/>
    </style:style>
    <style:style style:name="P76" style:parent-style-name="Textbody" style:family="paragraph">
      <style:paragraph-properties style:writing-mode="rl-tb" fo:margin-bottom="0.0576in"/>
    </style:style>
    <style:style style:name="T77" style:parent-style-name="DefaultParagraphFont" style:family="text">
      <style:text-properties style:font-name="Taamey Ashkenaz" style:font-name-complex="Taamey Ashkenaz" fo:font-size="8pt" style:font-size-asian="8pt"/>
    </style:style>
    <style:style style:name="T78" style:parent-style-name="DefaultParagraphFont" style:family="text">
      <style:text-properties style:font-name="Taamey Ashkenaz" style:font-name-complex="Taamey Ashkenaz" fo:font-size="8pt" style:font-size-asian="8pt"/>
    </style:style>
    <style:style style:name="T79" style:parent-style-name="DefaultParagraphFont" style:family="text">
      <style:text-properties style:font-name="Taamey Ashkenaz" style:font-name-complex="Taamey Ashkenaz" fo:font-size="8pt" style:font-size-asian="8pt"/>
    </style:style>
    <style:style style:name="T80" style:parent-style-name="DefaultParagraphFont" style:family="text">
      <style:text-properties style:font-name="Taamey Ashkenaz" style:font-name-complex="Taamey Ashkenaz" fo:font-size="8pt" style:font-size-asian="8pt"/>
    </style:style>
    <style:style style:name="T81" style:parent-style-name="DefaultParagraphFont" style:family="text">
      <style:text-properties style:font-name="Taamey Ashkenaz" style:font-name-complex="Taamey Ashkenaz" fo:font-size="8pt" style:font-size-asian="8pt"/>
    </style:style>
    <style:style style:name="T82" style:parent-style-name="DefaultParagraphFont" style:family="text">
      <style:text-properties style:font-name="Taamey Ashkenaz" style:font-name-complex="Taamey Ashkenaz" fo:font-size="8pt" style:font-size-asian="8pt"/>
    </style:style>
    <style:style style:name="T83" style:parent-style-name="DefaultParagraphFont" style:family="text">
      <style:text-properties style:font-name="Taamey Ashkenaz" style:font-name-complex="Taamey Ashkenaz" fo:font-size="8pt" style:font-size-asian="8pt"/>
    </style:style>
    <style:style style:name="T84" style:parent-style-name="DefaultParagraphFont" style:family="text">
      <style:text-properties style:font-name="Taamey Ashkenaz" style:font-name-complex="Taamey Ashkenaz" fo:font-size="8pt" style:font-size-asian="8pt"/>
    </style:style>
    <style:style style:name="T85" style:parent-style-name="DefaultParagraphFont" style:family="text">
      <style:text-properties style:font-name="Taamey Ashkenaz" style:font-name-complex="Taamey Ashkenaz" fo:font-size="8pt" style:font-size-asian="8pt"/>
    </style:style>
    <style:style style:name="T86" style:parent-style-name="DefaultParagraphFont" style:family="text">
      <style:text-properties style:font-name="Taamey Ashkenaz" style:font-name-complex="Taamey Ashkenaz" fo:font-size="8pt" style:font-size-asian="8pt"/>
    </style:style>
    <style:style style:name="T87" style:parent-style-name="DefaultParagraphFont" style:family="text">
      <style:text-properties style:font-name="Times New Roman" style:font-name-complex="Times New Roman" fo:font-size="8pt" style:font-size-asian="8pt"/>
    </style:style>
    <style:style style:name="T88" style:parent-style-name="DefaultParagraphFont" style:family="text">
      <style:text-properties style:font-name="Taamey Ashkenaz" style:font-name-complex="Taamey Ashkenaz" fo:font-size="8pt" style:font-size-asian="8pt"/>
    </style:style>
    <style:style style:name="T89" style:parent-style-name="DefaultParagraphFont" style:family="text">
      <style:text-properties style:font-name="Times New Roman" style:font-name-complex="Times New Roman" fo:font-size="8pt" style:font-size-asian="8pt"/>
    </style:style>
    <style:style style:name="T90" style:parent-style-name="DefaultParagraphFont" style:family="text">
      <style:text-properties style:font-name="Taamey Ashkenaz" style:font-name-complex="Taamey Ashkenaz" fo:font-size="8pt" style:font-size-asian="8pt"/>
    </style:style>
    <style:style style:name="P91" style:parent-style-name="Textbody" style:family="paragraph">
      <style:paragraph-properties style:writing-mode="rl-tb" fo:margin-bottom="0.0576in"/>
    </style:style>
    <style:style style:name="T92" style:parent-style-name="DefaultParagraphFont" style:family="text">
      <style:text-properties style:font-name="Taamey Ashkenaz" style:font-name-complex="Taamey Ashkenaz" fo:font-size="8pt" style:font-size-asian="8pt"/>
    </style:style>
    <style:style style:name="T93" style:parent-style-name="DefaultParagraphFont" style:family="text">
      <style:text-properties style:font-name="Taamey Ashkenaz" style:font-name-complex="Taamey Ashkenaz" fo:font-size="8pt" style:font-size-asian="8pt"/>
    </style:style>
    <style:style style:name="P94" style:parent-style-name="Textbody" style:family="paragraph">
      <style:paragraph-properties style:writing-mode="rl-tb" fo:margin-bottom="0.0576in"/>
      <style:text-properties style:font-name="Taamey Ashkenaz" style:font-name-complex="Taamey Ashkenaz" fo:font-size="8pt" style:font-size-asian="8pt"/>
    </style:style>
    <style:style style:name="P95" style:parent-style-name="Textbody" style:family="paragraph">
      <style:paragraph-properties style:writing-mode="rl-tb" fo:margin-bottom="0.0576in"/>
    </style:style>
    <style:style style:name="T96" style:parent-style-name="DefaultParagraphFont" style:family="text">
      <style:text-properties style:font-name="Taamey Ashkenaz" style:font-name-complex="Taamey Ashkenaz" fo:font-size="8pt" style:font-size-asian="8pt"/>
    </style:style>
    <style:style style:name="T97" style:parent-style-name="DefaultParagraphFont" style:family="text">
      <style:text-properties style:font-name="Taamey Ashkenaz" style:font-name-complex="Taamey Ashkenaz" fo:font-size="8pt" style:font-size-asian="8pt"/>
    </style:style>
    <style:style style:name="T98" style:parent-style-name="DefaultParagraphFont" style:family="text">
      <style:text-properties style:font-name="Times New Roman" style:font-name-complex="Times New Roman" fo:font-size="8pt" style:font-size-asian="8pt"/>
    </style:style>
    <style:style style:name="T99" style:parent-style-name="DefaultParagraphFont" style:family="text">
      <style:text-properties style:font-name="Taamey Ashkenaz" style:font-name-complex="Taamey Ashkenaz" fo:font-size="8pt" style:font-size-asian="8pt"/>
    </style:style>
    <style:style style:name="T100" style:parent-style-name="DefaultParagraphFont" style:family="text">
      <style:text-properties style:font-name="Taamey Ashkenaz" style:font-name-complex="Taamey Ashkenaz" fo:font-size="8pt" style:font-size-asian="8pt"/>
    </style:style>
    <style:style style:name="T101" style:parent-style-name="DefaultParagraphFont" style:family="text">
      <style:text-properties style:font-name="Taamey Ashkenaz" style:font-name-complex="Taamey Ashkenaz" fo:font-size="8pt" style:font-size-asian="8pt"/>
    </style:style>
    <style:style style:name="T102" style:parent-style-name="DefaultParagraphFont" style:family="text">
      <style:text-properties style:font-name="Taamey Ashkenaz" style:font-name-complex="Taamey Ashkenaz" fo:font-size="8pt" style:font-size-asian="8pt"/>
    </style:style>
    <style:style style:name="P103" style:parent-style-name="Textbody" style:family="paragraph">
      <style:paragraph-properties style:writing-mode="rl-tb" fo:margin-bottom="0.0576in"/>
    </style:style>
    <style:style style:name="T104" style:parent-style-name="DefaultParagraphFont" style:family="text">
      <style:text-properties style:font-name="Taamey Ashkenaz" style:font-name-complex="Taamey Ashkenaz" fo:font-size="8pt" style:font-size-asian="8pt"/>
    </style:style>
    <style:style style:name="T105" style:parent-style-name="DefaultParagraphFont" style:family="text">
      <style:text-properties style:font-name="Taamey Ashkenaz" style:font-name-complex="Taamey Ashkenaz" fo:font-size="8pt" style:font-size-asian="8pt"/>
    </style:style>
    <style:style style:name="P106" style:parent-style-name="Textbody" style:family="paragraph">
      <style:paragraph-properties style:writing-mode="rl-tb" fo:margin-bottom="0.0576in"/>
    </style:style>
    <style:style style:name="T107" style:parent-style-name="DefaultParagraphFont" style:family="text">
      <style:text-properties style:font-name="Taamey Ashkenaz" style:font-name-complex="Taamey Ashkenaz" fo:font-size="8pt" style:font-size-asian="8pt"/>
    </style:style>
    <style:style style:name="P108" style:parent-style-name="Textbody" style:family="paragraph">
      <style:paragraph-properties style:writing-mode="rl-tb" fo:margin-bottom="0.0576in"/>
    </style:style>
    <style:style style:name="T109" style:parent-style-name="DefaultParagraphFont" style:family="text">
      <style:text-properties style:font-name="Taamey Ashkenaz" style:font-name-complex="Taamey Ashkenaz" fo:font-size="8pt" style:font-size-asian="8pt"/>
    </style:style>
    <style:style style:name="T110" style:parent-style-name="DefaultParagraphFont" style:family="text">
      <style:text-properties style:font-name="Taamey Ashkenaz" style:font-name-complex="Taamey Ashkenaz" fo:font-size="8pt" style:font-size-asian="8pt"/>
    </style:style>
    <style:style style:name="T111" style:parent-style-name="DefaultParagraphFont" style:family="text">
      <style:text-properties style:font-name="Times New Roman" style:font-name-complex="Times New Roman" fo:font-size="8pt" style:font-size-asian="8pt"/>
    </style:style>
    <style:style style:name="T112" style:parent-style-name="DefaultParagraphFont" style:family="text">
      <style:text-properties style:font-name="Taamey Ashkenaz" style:font-name-complex="Taamey Ashkenaz" fo:font-size="8pt" style:font-size-asian="8pt"/>
    </style:style>
    <style:style style:name="T113" style:parent-style-name="DefaultParagraphFont" style:family="text">
      <style:text-properties style:font-name="Taamey Ashkenaz" style:font-name-complex="Taamey Ashkenaz" fo:font-size="8pt" style:font-size-asian="8pt"/>
    </style:style>
    <style:style style:name="T114" style:parent-style-name="DefaultParagraphFont" style:family="text">
      <style:text-properties style:font-name="Taamey Ashkenaz" style:font-name-complex="Taamey Ashkenaz" fo:font-size="8pt" style:font-size-asian="8pt"/>
    </style:style>
    <style:style style:name="P115" style:parent-style-name="Textbody" style:family="paragraph">
      <style:paragraph-properties style:writing-mode="rl-tb" fo:margin-bottom="0.0576in"/>
      <style:text-properties style:font-name="Taamey Ashkenaz" style:font-name-complex="Taamey Ashkenaz" fo:font-size="8pt" style:font-size-asian="8pt"/>
    </style:style>
    <style:style style:name="P116" style:parent-style-name="Textbody" style:family="paragraph">
      <style:paragraph-properties style:writing-mode="rl-tb" fo:margin-bottom="0.0576in"/>
    </style:style>
    <style:style style:name="T117" style:parent-style-name="DefaultParagraphFont" style:family="text">
      <style:text-properties style:font-name="Taamey Ashkenaz" style:font-name-complex="Taamey Ashkenaz" fo:font-size="8pt" style:font-size-asian="8pt"/>
    </style:style>
    <style:style style:name="T118" style:parent-style-name="DefaultParagraphFont" style:family="text">
      <style:text-properties style:font-name="Taamey Ashkenaz" style:font-name-complex="Taamey Ashkenaz" fo:font-size="8pt" style:font-size-asian="8pt"/>
    </style:style>
    <style:style style:name="T119" style:parent-style-name="DefaultParagraphFont" style:family="text">
      <style:text-properties style:font-name="Times New Roman" style:font-name-complex="Times New Roman" fo:font-size="8pt" style:font-size-asian="8pt"/>
    </style:style>
    <style:style style:name="T120" style:parent-style-name="DefaultParagraphFont" style:family="text">
      <style:text-properties style:font-name="Taamey Ashkenaz" style:font-name-complex="Taamey Ashkenaz" fo:font-size="8pt" style:font-size-asian="8pt"/>
    </style:style>
    <style:style style:name="T121" style:parent-style-name="DefaultParagraphFont" style:family="text">
      <style:text-properties style:font-name="Taamey Ashkenaz" style:font-name-complex="Taamey Ashkenaz" fo:font-size="8pt" style:font-size-asian="8pt"/>
    </style:style>
    <style:style style:name="T122" style:parent-style-name="DefaultParagraphFont" style:family="text">
      <style:text-properties style:font-name="Times New Roman" style:font-name-complex="Times New Roman" fo:font-size="8pt" style:font-size-asian="8pt"/>
    </style:style>
    <style:style style:name="T123" style:parent-style-name="DefaultParagraphFont" style:family="text">
      <style:text-properties style:font-name="Taamey Ashkenaz" style:font-name-complex="Taamey Ashkenaz" fo:font-size="8pt" style:font-size-asian="8pt"/>
    </style:style>
    <style:style style:name="T124" style:parent-style-name="DefaultParagraphFont" style:family="text">
      <style:text-properties style:font-name="Taamey Ashkenaz" style:font-name-complex="Taamey Ashkenaz" fo:font-size="8pt" style:font-size-asian="8pt"/>
    </style:style>
    <style:style style:name="T125" style:parent-style-name="DefaultParagraphFont" style:family="text">
      <style:text-properties style:font-name="Taamey Ashkenaz" style:font-name-complex="Taamey Ashkenaz" fo:font-size="8pt" style:font-size-asian="8pt"/>
    </style:style>
    <style:style style:name="P126" style:parent-style-name="Textbody" style:family="paragraph">
      <style:paragraph-properties style:writing-mode="rl-tb" fo:margin-bottom="0.0576in"/>
    </style:style>
    <style:style style:name="T127" style:parent-style-name="DefaultParagraphFont" style:family="text">
      <style:text-properties style:font-name="Taamey Ashkenaz" style:font-name-complex="Taamey Ashkenaz" fo:font-size="8pt" style:font-size-asian="8pt"/>
    </style:style>
    <style:style style:name="P128" style:parent-style-name="Textbody" style:family="paragraph">
      <style:paragraph-properties style:writing-mode="rl-tb" fo:margin-bottom="0.0576in"/>
      <style:text-properties style:font-name="Taamey Ashkenaz" style:font-name-complex="Taamey Ashkenaz" fo:font-size="8pt" style:font-size-asian="8pt"/>
    </style:style>
    <style:style style:name="P129" style:parent-style-name="Textbody" style:family="paragraph">
      <style:paragraph-properties style:writing-mode="rl-tb" fo:margin-bottom="0.0576in"/>
    </style:style>
    <style:style style:name="T130" style:parent-style-name="DefaultParagraphFont" style:family="text">
      <style:text-properties style:font-name="Taamey Ashkenaz" style:font-name-complex="Taamey Ashkenaz" fo:font-size="8pt" style:font-size-asian="8pt"/>
    </style:style>
    <style:style style:name="T131" style:parent-style-name="DefaultParagraphFont" style:family="text">
      <style:text-properties style:font-name="Taamey Ashkenaz" style:font-name-complex="Taamey Ashkenaz" fo:font-size="8pt" style:font-size-asian="8pt"/>
    </style:style>
    <style:style style:name="T132" style:parent-style-name="DefaultParagraphFont" style:family="text">
      <style:text-properties style:font-name="Taamey Ashkenaz" style:font-name-complex="Taamey Ashkenaz" fo:font-size="8pt" style:font-size-asian="8pt"/>
    </style:style>
    <style:style style:name="T133" style:parent-style-name="DefaultParagraphFont" style:family="text">
      <style:text-properties style:font-name="Taamey Ashkenaz" style:font-name-complex="Taamey Ashkenaz" fo:font-size="8pt" style:font-size-asian="8pt"/>
    </style:style>
    <style:style style:name="T134" style:parent-style-name="DefaultParagraphFont" style:family="text">
      <style:text-properties style:font-name="Taamey Ashkenaz" style:font-name-complex="Taamey Ashkenaz" fo:font-size="8pt" style:font-size-asian="8pt"/>
    </style:style>
    <style:style style:name="P135" style:parent-style-name="Textbody" style:family="paragraph">
      <style:paragraph-properties style:writing-mode="rl-tb" fo:margin-bottom="0.0576in"/>
      <style:text-properties style:font-name="Taamey Ashkenaz" style:font-name-complex="Taamey Ashkenaz" fo:font-size="8pt" style:font-size-asian="8pt"/>
    </style:style>
    <style:style style:name="P136" style:parent-style-name="Textbody" style:family="paragraph">
      <style:paragraph-properties style:writing-mode="rl-tb" fo:margin-bottom="0.0576in"/>
    </style:style>
    <style:style style:name="T137" style:parent-style-name="DefaultParagraphFont" style:family="text">
      <style:text-properties style:font-name="Taamey Ashkenaz" style:font-name-complex="Taamey Ashkenaz" fo:font-size="8pt" style:font-size-asian="8pt"/>
    </style:style>
    <style:style style:name="T138" style:parent-style-name="DefaultParagraphFont" style:family="text">
      <style:text-properties style:font-name="Taamey Ashkenaz" style:font-name-complex="Taamey Ashkenaz" fo:font-size="8pt" style:font-size-asian="8pt"/>
    </style:style>
    <style:style style:name="T139" style:parent-style-name="DefaultParagraphFont" style:family="text">
      <style:text-properties style:font-name="Taamey Ashkenaz" style:font-name-complex="Taamey Ashkenaz" fo:font-size="8pt" style:font-size-asian="8pt"/>
    </style:style>
    <style:style style:name="T140" style:parent-style-name="DefaultParagraphFont" style:family="text">
      <style:text-properties style:font-name="Taamey Ashkenaz" style:font-name-complex="Taamey Ashkenaz" fo:font-size="8pt" style:font-size-asian="8pt"/>
    </style:style>
    <style:style style:name="T141" style:parent-style-name="DefaultParagraphFont" style:family="text">
      <style:text-properties style:font-name="Times New Roman" style:font-name-complex="Times New Roman" fo:font-size="8pt" style:font-size-asian="8pt"/>
    </style:style>
    <style:style style:name="T142" style:parent-style-name="DefaultParagraphFont" style:family="text">
      <style:text-properties style:font-name="Taamey Ashkenaz" style:font-name-complex="Taamey Ashkenaz" fo:font-size="8pt" style:font-size-asian="8pt"/>
    </style:style>
    <style:style style:name="T143" style:parent-style-name="DefaultParagraphFont" style:family="text">
      <style:text-properties style:font-name="Taamey Ashkenaz" style:font-name-complex="Taamey Ashkenaz" fo:font-size="8pt" style:font-size-asian="8pt"/>
    </style:style>
    <style:style style:name="T144" style:parent-style-name="DefaultParagraphFont" style:family="text">
      <style:text-properties style:font-name="Taamey Ashkenaz" style:font-name-complex="Taamey Ashkenaz" fo:font-size="8pt" style:font-size-asian="8pt"/>
    </style:style>
    <style:style style:name="T145" style:parent-style-name="DefaultParagraphFont" style:family="text">
      <style:text-properties style:font-name="Taamey Ashkenaz" style:font-name-complex="Taamey Ashkenaz" fo:font-size="8pt" style:font-size-asian="8pt"/>
    </style:style>
    <style:style style:name="P146" style:parent-style-name="Textbody" style:family="paragraph">
      <style:paragraph-properties style:writing-mode="rl-tb" fo:margin-bottom="0.0576in"/>
      <style:text-properties style:font-name="Taamey Ashkenaz" style:font-name-complex="Taamey Ashkenaz" fo:font-size="8pt" style:font-size-asian="8pt"/>
    </style:style>
    <style:style style:name="P147" style:parent-style-name="Textbody" style:family="paragraph">
      <style:paragraph-properties fo:text-align="start" style:writing-mode="rl-tb" fo:margin-bottom="0.0576in"/>
    </style:style>
    <style:style style:name="T148" style:parent-style-name="DefaultParagraphFont" style:family="text">
      <style:text-properties style:font-name="Taamey Ashkenaz" style:font-name-complex="Taamey Ashkenaz" fo:font-size="8pt" style:font-size-asian="8pt"/>
    </style:style>
    <style:style style:name="T149" style:parent-style-name="DefaultParagraphFont" style:family="text">
      <style:text-properties style:font-name="Taamey Ashkenaz" style:font-name-complex="Taamey Ashkenaz" fo:font-size="8pt" style:font-size-asian="8pt"/>
    </style:style>
    <style:style style:name="T150" style:parent-style-name="DefaultParagraphFont" style:family="text">
      <style:text-properties style:font-name="Taamey Ashkenaz" style:font-name-complex="Taamey Ashkenaz" fo:font-size="8pt" style:font-size-asian="8pt"/>
    </style:style>
  </office:automatic-styles>
  <office:body>
    <office:text text:use-soft-page-breaks="true">
      <text:p text:style-name="P1"><text:span text:style-name="T2">מְעָרַת מִיסֶלְיָה (</text:span><text:span text:style-name="T3">Misliya</text:span><text:span text:style-name="T4">; נִקְרֵאת גַּם מִיסִילְיָה; שָׁם עַרְבִי מֵהָעֵת הַחֲדָשָׁה) הִיא אֲתָר אַרְכֵאוֹלוֹגִי-פְּרֵהִיסְטוֹרִי בְּמַעֲרַב הַכַּרְמֶל, אֲשֶׁר נֶחְקַר<text:s/></text:span><text:span text:style-name="T5">בְּשִׁיטָתִיּוּת הֵחֵל מִשְּׁנַת 2001. הָאֲתָר כּוֹלֵל מְעָרָה גְּדוֹלָה שֶׁתִּקְרָתָהּ קָרְסָה בְּכַמָּה שְׁלַבִּים בֶּעָבָר, וְכַיּוֹם נִרְאֵית כְּמַחֲסֶה-סֶלַע (אַנ'). בָּאֲתָר נֶחְשְׂפוּ שְׁכָבוֹת אַרְכֵאוֹלוֹגִיּוֹת מִסּוֹף הַתְּקוּפָה הַפָּלֵאוֹלִיתִ</text:span><text:span text:style-name="T6">ית הַתַּחְתּוֹנָה (הַתַּרְבּוּת הֵאָשְׁלוּ-יַבְּרוּדִית) וּמִתְּחִלַּת הַתְּקוּפָה הַפָּלֵאוֹלִיתִית הַתִּיכוֹנָה (הַשָּׁלָב הַקָּדוּם שֶׁל הַתַּרְבּוּת הַמּוֹסְטָרִית)[1]. הַמִּמְצָא הָאַרְכֵאוֹלוֹגִי בַּמְּעָרָה כּוֹלֵל שֶׁפַע כְּלֵי אֶבֶן מְסֻתָּתִים מָ</text:span><text:span text:style-name="T7">צוֹר, עַצְמוֹת בַּעֲלֵי חַיִּים וּשְׂרִידֵי מְדוּרוֹת. מִמְצָא זֶה שׁוֹפֵךְ אוֹר עַל הַטֶּכְנוֹלוֹגְיָה, הַמִּחְיָה וְהַהִתְנַהֲגוּת הָאֱנוֹשִׁית בְּפֶרֶק הַזְּמַן שֶׁבֵּין כִּ-300 אֶלֶף עַד 150 אֶלֶף שָׁנִים לִפְנֵי זְמַנֵּנוּ, שֶׁבּוֹ, לְפִי אַחַת הַהַשׁ</text:span><text:span text:style-name="T8">ְעָרוֹת, הִתְפַּתְּחוּ לָרִאשׁוֹנָה בְּנֵי אָדָם מוֹדֶרְנִיִּים מַבְחִינָה אָנָטוֹמִית וְהִתְקַיְּמוּ לְצַד מִינֵי אָדָם אַרְכָאִיִּים[2]. בִּמְעָרָה הִתְגַּלְּתָה לֶסֶת עֶלְיוֹנָה בַּת 177 אֶלֶף שָׁנָה לְפָחוֹת, שֶׁזֹּהֲתָה כְּשַׁיֶּכֶת לְאָדָם מוֹדֶרְנִי</text:span><text:span text:style-name="T9"><text:s/></text:span><text:span text:style-name="T10">–</text:span><text:span text:style-name="T11"><text:s/>הַקָּדוּם בָּעוֹלָם מִחוּץ לְאַפְרִיקָה[3].</text:span></text:p>
      <text:p text:style-name="P12"><text:span text:style-name="T13">תֹּכֶן עִנְיָנִים</text:span></text:p>
      <text:p text:style-name="P14"><text:span text:style-name="T15">הַמְּעָרָה נִמְצֵאת בַּמָּצוֹק מְגָדִים, הַמָּצוֹק הַמַּעֲרָבִי שֶׁל הַכַּרְמֶל, כִּ-500 מֶטֶר דְּרוֹמִית לְמוֹצָא נַחַל סְפוּנִים אֶל מִישׁוֹר הַחוֹף, בְּרוֹם שֶׁל כְּ-90 מֶטְרִים מֵעַל פְּ</text:span><text:span text:style-name="T16">נֵי הַיָּם, בִּנְקֻדָּה שֶׁבָּהּ הַמִּדְרוֹן הוֹפֵךְ לִמְצוּק אֲנָכִי. מְעָרַת מִיסֶלְיָה נִמְצֵאת כְּ-12 ק"מ דְּרוֹמִית לְחֵיפָה וּכְ-7 ק"מ צְפוֹנִית לָאֲתָרִים הַפְּרֵהִיסְטוֹרִיִּים בְּנַחַל מְעָרוֹת<text:s/></text:span><text:span text:style-name="T17">–</text:span><text:span text:style-name="T18"><text:s/>מְעָרַת תַּנּוּר, מְעָרַת גָּמָל, מְעָרַת הַנַּחַל<text:s/></text:span><text:span text:style-name="T19">וּמְעָרַת הַגְּדִי. בִּשְׁנֵי הָאֲתָרִים הָרִאשׁוֹנִים קַיָּמוֹת שְׁכָבוֹת הַמַּקְבִּילוֹת תַּרְבּוּתִית וּכְרוֹנוֹלוֹגִית לִמְעָרַת מִיסֶלְיָה.</text:span></text:p>
      <text:p text:style-name="P20"><text:span text:style-name="T21">הַמְּעָרָה נִמְצֵאת כַּיּוֹם בְּאֵזוֹר בַּעַל אַקְלִים יָם תִּיכוֹנִי. שְׂרִידֵי בַּעֲלֵי חַיִּים וּצְמָחִים ש</text:span><text:span text:style-name="T22">ֶׁהֻרְבְּדוּ בָּאֲתָר[4] מְעִידִים שֶׁסְּבִיבַת הַכַּרְמֶל וּמִישׁוֹר הַחוֹף בִּתְקוּפוֹת שֶׁבָּהֶן הָאֲתָר הָיָה מְיֻשָּׁב, הָיְתָה מֻרְכֶּבֶת מִפְּסֵיפַס יָם-תִּיכוֹנִי אָפְיָנִי שֶׁל חֹרֶשׁ וּשְׁטָחִים פְּתוּחִים. עַצְמוֹת מְכַרְסְמִים רַבּוֹת שֶׁנִּמְצ</text:span><text:span text:style-name="T23">ְאוּ בַּשְּׁכָבוֹת הָאַרְכֵאוֹלוֹגִיּוֹת הִגִּיעוּ לְשָׁם כִּשְׂרִידֵי צְנֵפוֹת שֶׁל דּוֹרְסֵי לַיְלָה וּמְהַוִּים סַמָּן שֶׁל הַסְּבִיבָה הַקְּדוּמָה. בֵּין הַסּוּגִים שֶׁזֹּהוּ מְרֻבֶּה בִּמְיֻחָד נַבְרַן הַשָּׂדוֹת וּלְאַחֲרָיו יַעֲרוּן, מֶרְיוֹן וְעַכְ</text:span><text:span text:style-name="T24">בָּר. כְּמוֹ כֵן מוֹפִיעִים סוּגִים שֶׁאֵינָם קַיָּמִים כַּיּוֹם בָּאֵזוֹר, בָּהֶם בּוֹלֵט נַבְרַן הָעַרְבוּת (אַנ') (</text:span><text:span text:style-name="T25">Ellobius</text:span><text:span text:style-name="T26">) שֶׁנִּכְחָד מִיִּשְׂרָאֵל בְּאֶמְצַע הַתְּקוּפָה הַפָּלֵאוֹלִיתִית הַתִּיכוֹנָה[5]. תּוֹשָׁבֵי מְעָרַת מִיסֶלְיָה נֶהֱנוּ מִגִּי</text:span><text:span text:style-name="T27">שָׁה נוֹחָה לְבָמַת הָהָר הַמְּיֹעֶרֶת, וּבְנוֹסָף יָכְלוּ לְנַצֵּל אֶת מִישׁוֹר הַחוֹף, שֶׁרָחְבּוֹ הִשְׁתַּנָּה מִסְפַּר פְּעָמִים בְּמֶשֶׁךְ זְמַן הַיִּשּׁוּב בִּמְעָרָה, בְּהֶתְאֵם לְמַחֲזוֹר תְּקוּפוֹת הַקֶּרַח וְהַתְּקוּפוֹת הַבֵּין-קַרְחוֹנִיּוֹת שׁ</text:span><text:span text:style-name="T28">ֶהִשְׁפִּיעַ עַל גֹּבַהּ פְּנֵי הַיָּם. מִפְלַס הַיָּם הָיָה דּוֹמֶה לְמִפְלָסוֹ כַּיּוֹם אוֹ נָמוּךְ בְּכַמָּה עֶשְׂרוֹת מֶטְרִים, וּבְהֶתְאֵם לְכָךְ רָחְבּוֹ שֶׁל מִישׁוֹר חוֹף הַכַּרְמֶל מֵהַמָּצוֹק וְעַד קַו הַיָּם נָע בֵּין כְּקִילוֹמֶטֶר וָחֵצִי, כְּ</text:span><text:span text:style-name="T29">רָחְבּוֹ הַיּוֹם, לְהִתְרַחֲבוּת שֶׁל מִסְפַּר קִילוֹמֶטְרִים נוֹסָפִים מַעֲרָבָה[6][7].</text:span></text:p>
      <text:p text:style-name="P30"><text:span text:style-name="T31">תּוֹלְדוֹת הַמֶּחְקָר</text:span></text:p>
      <text:p text:style-name="P32"><text:span text:style-name="T33">פְּרוֹפ' מִינָה עֶבְרוֹן בְּמַהֲלַךְ חֲפִירוֹת בִּמְעָרַת מִיסֶלְיָה בְּ-2002</text:span></text:p>
      <text:p text:style-name="P34"><text:span text:style-name="T35">פרפ' יִשְׂרָאֵל הֶרְשְׁקוֹבִיץ</text:span></text:p>
      <text:p text:style-name="P36"><text:span text:style-name="T37">הָאֲתָר הִתְגַּלָּה בִּשְׁנַת 1925<text:s/></text:span><text:span text:style-name="T38">עַל יְדֵי פְרִיץ בְּרוֹצָן (גָּר'), וְנִסְקַר מֵאָז מִסְפַּר פְּעָמִים עַל יְדֵי אַבְרָהָם רוֹנֵן, יַעֲקֹב עוֹלָמִי, מִינָה עֶבְרוֹן וְדָנִיאֵל קָאוּפְמָן[8]. בַּסְּקָרִים נִלְקְטוּ כְּלֵי צוּר מוֹסְטָרִיִּים וְאֶשְׁלַו-יִבְרוֹדִיִּים וְכֵן עֲצָמוֹת בַּעֲל</text:span><text:span text:style-name="T39">ֵי-פְּרָסוֹת. חֵלֶק מֵהַמִּמְצָאִים הָיוּ מְלֻכָּדִים בְּתוֹךְ גּוּשֵׁי בַּרְקַצְיָה (אַדְמַת מְעָרוֹת שֶׁהִתְקַשְּׁתָה). בְּדִיקָה גֵּאוֹפִיזִית הִצְבִּיעָה עַל קִיּוּם שִׁכְבָה אַרְכֵאוֹלוֹגִית בְּעֹבִי נִכָּר בָּאֲתָר[9]. בְּעִקְבוֹת תּוֹצְאוֹת הַסֶּקֶר</text:span><text:span text:style-name="T40"><text:s/>הַגֵּאוֹפִיזִי, וּלְאוֹר כַּמּוּת הַמִּמְצָאִים הַגְּדוֹלָה שֶׁנִּלְקְטָה בַּסְּקָרִים, בִּכְלַל זֶה מִמְצָאִים מִשְּׁתֵּי תַּרְבּוּיוֹת וַעֲצָמוֹת בְּמַצַּב שִׁמּוּר טוֹב, הֵחֵל צֶוֶת רַב-תְּחוּמֵי בְּרָאשׁוּת מִינָה עֶבְרוֹן וְיִשְׂרָאֵל הֶרְשְׁקוֹבִיץ<text:s/></text:span><text:span text:style-name="T41">לַחְפֹּר בָּאֲתָר בְּשִׁיטָתִיּוּת. הַחֲפִירָה הִתְבַּצְּעָה בַּשָּׁנִים 2001</text:span><text:span text:style-name="T42">–</text:span><text:span text:style-name="T43">2010 מִטַּעַם הַמָּכוֹן לְאַרְכֵאוֹלוֹגְיָה ע"ש זַיְנְמָן בְּאוּנִיבֶרְסִיטַת חֵיפָה, וּבְמִמּוּן קֶרֶן דָּן דָּוִד וְקַרְנוֹת מֶחְקָר נוֹסָפוֹת.</text:span></text:p>
      <text:p text:style-name="P44"><text:span text:style-name="T45">תְּקוּפוֹת וְתַרְבּוּיוֹת</text:span></text:p>
      <text:p text:style-name="P46"><text:span text:style-name="T47">מַבָּט</text:span><text:span text:style-name="T48"><text:s/>עַל שְׁלוֹשׁ הַמַּדְרֵגוֹת שֶׁל מְעָרַת מִיסֶלְיָה. בַּמַּדְרֵגָה הָעֶלְיוֹנָה נִרְאִים כְּלִי צוּר מוֹסְטָרִיִּים, וּבַמַּדְרֵגָה הַתַּחְתּוֹנָה - כְּלִי צוּר אֶשְׁלַו-יברודיים.</text:span></text:p>
      <text:p text:style-name="P49"/>
      <text:p text:style-name="P50"><text:span text:style-name="T51">הַמְּעָרָה הַהֲרוּסָה מֻרְכֶּבֶת מִשְּׁלוֹשׁ "מַדְרֵגוֹת" (טֵרָסוֹת טִבְעִי</text:span><text:span text:style-name="T52">ּוֹת)<text:s/></text:span><text:span text:style-name="T53">–</text:span><text:span text:style-name="T54"><text:s/>עֶלְיוֹנָה, תִּיכוֹנָה וְתַחְתּוֹנָה. כַּיּוֹם רַק חֶצְיָהּ הַמִּזְרָחִי שֶׁל הַמַּדְרֵגָה הָעֶלְיוֹנָה מְקוֹרָהּ. תִּקְרַת הַמְּעָרָה קָרְסָה בִּזְמַנִּים קְדוּמִים בְּשׁוּרָה שֶׁל הִתְמוֹטְטוּיוֹת; כְּכָל הַנִּרְאֶה הָאֵזוֹר הַמַּעֲרָבִי יוֹתֵר (</text:span><text:span text:style-name="T55">מֵעַל הַמַּדְרֵגָה הַתַּחְתּוֹנָה) קָרַס וְנֶחְשַׂף רִאשׁוֹן, וְהַהִתְמוֹטְטוּת הַמַּסִּיבִית הַמְּאֻחֶרֶת בְּיוֹתֵר קָדְמָה לָרֹב הַיִּשּׁוּב בַּמַּדְרֵגָה הָעֶלְיוֹנָה. שְׁלוֹשׁ הַמַּדְרֵגוֹת מְכֻסּוֹת בְּשִׁכְבַת בַּרְקַצְיָה עָבָה (2</text:span><text:span text:style-name="T56">–</text:span><text:span text:style-name="T57">4 מֶטְרִים) הַנּוֹ</text:span><text:span text:style-name="T58">שֵׂאת מִמְצָאִים פְּרֵהִיסְטוֹרִיִּים. בְּמֶרְכַּז הַמַּדְרֵגָה הָעֶלְיוֹנָה קַיָּם אֵזוֹר שֶׁל אֲדָמָה "רַכָּה". הַשֶּׁטַח הַ"רַךְ" הוּא מוֹקֵד הַחֲפִירָה, וְנֶחְפַּר בּוֹ שֶׁטַח שֶׁל כְּ-20 מ"ר לְעֹמֶק מְרַבִּי שֶׁל כִּשְׁנֵי מֶטְרִים. חֲתָכֵי בְּדִיקָה<text:s/></text:span><text:span text:style-name="T59">נוֹסָפִים נֶחְפְּרוּ בְּבַרְקַצְיָה בְּכָל רַחֲבֵי הָאֶתֶר[1].</text:span></text:p>
      <text:p text:style-name="P60"/>
      <text:p text:style-name="P61"><text:span text:style-name="T62">בַּמַּדְרֵגָה הַתַּחְתּוֹנָה (הַמַּעֲרָבִית בְּיוֹתֵר) הִתְגַּלּוּ בַּחֲתָךְ בְּדִיקָה כְּלֵי צוּר הָאָפְיָנִיִּים לַתַּרְבּוּת הֵאָשְׁלוּ-יַבְּרוּדִית, בְּעִקָּר מְקַרְצְפִים נְטוּיִים רְחָבִ</text:span><text:span text:style-name="T63">ים וְאַבְנֵי יָד. הַמִּמְצָאִים הִתְגַּלּוּ בְּתוֹךְ בְּרַקְצָיָה קָשָׁה וּלְצִדָּם לֹא הִשְׁתַּמְּרוּ עַצְמוֹת בַּעֲלֵי חַיִּים אוֹ מְתַקְּנִים. פְּרִיטֵי צוּר מְסֻתָּתִים תֹּאַרְכוּ בְּשִׁיטַת הִתְרַמּוּלוֹמִינַסְנַצְיָה (בְּדִיקַת גִּיל הַשְּׂרֵפָה שֶׁל</text:span><text:span text:style-name="T64"><text:s/>כְּלֵי צוּר שְׂרוּפִים) לִכְ-300</text:span><text:span text:style-name="T65">–</text:span><text:span text:style-name="T66">250 אַלְפֵי שָׁנִים לִפְנֵי זְמַנֵּנוּ[10]. כְּלִי הַצֹּר הֻקְבְּלוּ לְשִׁכְבָה<text:s/></text:span><text:span text:style-name="T67">E</text:span><text:span text:style-name="T68"><text:s/>בִּמְעָרַת תַּנּוּר (הַמְּרֻחֶקֶת כְּשִׁבְעָה ק"מ לַדָּרוֹם), שָׁם תֹּאַרְכוּ מִמְצָאִים אֵלֶּה לִכְ-400</text:span><text:span text:style-name="T69">–</text:span><text:span text:style-name="T70">260 אַלְפֵי שָׁנִים לִפְנֵי זְמַנֵּ</text:span><text:span text:style-name="T71">נוּ[11].</text:span></text:p>
      <text:p text:style-name="P72"/>
      <text:p text:style-name="P73"><text:span text:style-name="T74">הַמַּדְרֵגָה הַתִּיכוֹנָה נִבְדְּקָה אַף הִיא, אַךְ כַּמּוּת הַמִּמְצָאִים שֶׁהִתְגַּלּוּ בָּהּ לֹא הִסְפִּיקָה לִקְבִיעַת שִׁיּוּכָהּ הַתַּרְבּוּתִי.</text:span></text:p>
      <text:p text:style-name="P75"/>
      <text:p text:style-name="P76"><text:span text:style-name="T77">הַמַּדְרֵגָה הָעֶלְיוֹנָה (הַמִּזְרָחִית בְּיוֹתֵר, הַסְּמוּכָה לִמְצוּק) מְכֻסֶּה כֻּלָּהּ<text:s/></text:span><text:span text:style-name="T78">בְּשִׁכְבָה עָבֶה (עַד 4 מֶטְרִים) שֶׁל הַתַּרְבּוּת הַמּוֹסְטָרִית, וּמִתַּחְתֶּיהָ נֶחְשְׂפָה מַפֹּלֶת אֲבָנִים גְּדוֹלָה וּבָהּ פְּרִיטִים מֵהַתַּרְבּוּת הֵאָשְׁלוּ-יַבְּרוּדִית. בַּמַּדְרֵגָה הָעֶלְיוֹנָה הִשְׁתַּמְּרוּ מְאַסְּפִים עֲשִׁירִים שֶׁל פְּר</text:span><text:span text:style-name="T79">ִיטֵי צוּר מְסֻתָּתִים, עַצְמוֹת בַּעֲלֵי חַיִּים וּשְׂרִידֵי מְדוּרוֹת. תַּעֲשִׂיַּת הַצֹּר בַּשִּׁכְבָה הַמּוּסְטָרִית בַּמַּדְרֵגָה הָעֶלְיוֹנָה הֻקְבְּלָה לְשִׁכְבָה<text:s/></text:span><text:span text:style-name="T80">D</text:span><text:span text:style-name="T81"><text:s/>בִּמְעָרַת תַּנּוּר, לְפִי הַשְּׁכִיחוּת<text:s/></text:span><text:span text:style-name="T82">הַגְּבוֹהָה שֶׁל פְּרִיטֵי צוּר מָאֳרָכִים<text:s/></text:span><text:span text:style-name="T83">(בְּעִקָּר חֻדִּים וּלְהָבִים, כְּמוֹ גַּם חֻדֵּי אַבּוּ זִיף) וְשֶׁל טֶכְנוֹלוֹגְיַת הַסִּתּוּת לִבְלוֹאָהּ. הַשִּׁכְבָה הַמַּקְבִּילָה מַבְחִינָה תַּרְבּוּתִית בִּמְעָרַת תַּנּוּר הַסְּמוּכָה, שִׁכְבָה<text:s/></text:span><text:span text:style-name="T84">D</text:span><text:span text:style-name="T85">, תָּאָרְכָה בְּאֶמְצָעוּת תְּרַמּוֹלוֹמִינָסֶנְצִי</text:span><text:span text:style-name="T86">ָּה לִכְ-260</text:span><text:span text:style-name="T87">–</text:span><text:span text:style-name="T88">190 אַלְפֵי שָׁנִים לִפְנֵי זְמַנֵּנוּ[12]. תּוֹצָאוֹת שֶׁל בְּדִיקוֹת תֵּאֲרוּךְ בְּאוֹתָהּ הַשִּׁיטָה בִּמְעָרַת מִיסְלִיָּה מָצְאוּ שֶׁגִּיל הַשְּׁכָבוֹת בַּמַּדְרֵגָה הָעֶלְיוֹנָה הוּא כְּ-250</text:span><text:span text:style-name="T89">–</text:span><text:span text:style-name="T90">170 אַלְפֵי שָׁנִים לִפְנֵי זְמַנֵּנוּ[13].</text:span></text:p>
      <text:p text:style-name="P91"><text:span text:style-name="T92">הַ</text:span><text:span text:style-name="T93">תַּרְבּוּת הֵאָשְׁלוּ-יַבְּרוּדִית בִּמְעָרַת מִיסְלִיָּה</text:span></text:p>
      <text:p text:style-name="P94"/>
      <text:p text:style-name="P95"><text:span text:style-name="T96">מְעַט יָדוּעַ עַל הַתַּרְבּוּת הֵאָשְׁלוּ-יַבְּרוּדִית בִּמְעָרַת מִיסֶלְיָה, בִּגְלַל שִׁמּוּר גָּרוּעַ שֶׁל הַשְּׂרִידִים. עַצְמוֹת אָדָם וּבַעֲלֵי חַיִּים, שְׂרִידֵי צְמָחִים וּמְדוּרוֹת לֹא הִש</text:span><text:span text:style-name="T97">ְׁתַּמְּרוּ בַּשִּׁכְבָה זֹאת. הַמִּמְצָא הָאַרְכֵאוֹלוֹגִי כּוֹלֵל כַּמָּה אַלְפֵי פְּרִיטֵי צוּר מְסֻתָּתִים. חֹמֶר הַגֶּלֶם לְסִתּוּת רֹב הַכֵּלִים הוּבָא מִנַּחַל גַּלִּים הַסָּמוּךְ (2</text:span><text:span text:style-name="T98">–</text:span><text:span text:style-name="T99">3 ק"מ צָפוֹנָה), אַךְ מִקְּצָת הַכֵּלִים עֲשׂוּיִים מָצוֹר מִמְּקו</text:span><text:span text:style-name="T100">ֹרוֹת הַמְּרֻחָקִים עֶשְׂרוֹת ק"מ מֵהָאֲתָר, מָה שֶׁמַּצְבִּיעַ עַל נְדִידָה לְמֶרְחַקִּים גְּדוֹלִים. הַכֵּלִים הַדּוּ-פָּנִיִּים הֵם הָרְאוּיִים בְּיוֹתֵר לְצִיּוֹן, וְכוֹלְלִים אַבְנֵי יָד רַבּוֹת שֶׁחֶלְקָן קְטַנּוֹת יַחֲסִית, פָּחוֹת סִימֶטְרִיּוֹת וּ</text:span><text:span text:style-name="T101">מְחֻדָּדוֹת יוֹתֵר מֵאַבְנֵי-יָד מִן הַתַּרְבּוּת הַאַשְׁלָיַת[14]. שִׁיטוֹת הַסִּתּוּת הָיוּ מְגֻוָּנוֹת, בְּהֶתְאֵם לַתּוֹצָר הַמְּבֻקָּשׁ (אֶבֶן יָד, מְקַרְצֵף, נֶתֶז דַּק לְחִתּוּךְ וְכַדּוֹמֶה). לְדַעְתָּם שֶׁל חוֹקְרֵי הָאֲתָר, הַהֶבְדֵּל הַנִּכָּר ב</text:span><text:span text:style-name="T102">ְּטִפּוּסֵי הַכֵּלִים וּבְעִקָּר בְּשִׁיטַת הַסִּתּוּת שֶׁלָּהֶם בֵּין הַשִּׁכְבָה הֵאָשְׁלוּ-יַבְּרוּדִית לְשִׁכְבַת הַתַּרְבּוּת הַמּוּסְטָרִית בִּמְעָרַת מִיסֶלְיָה מַצְבִּיעַ עַל הֵעָדֵר קֶשֶׁר בֵּין שְׁתֵּי הַתַּרְבּוּיוֹת[15].</text:span></text:p>
      <text:p text:style-name="P103"><text:span text:style-name="T104">הַתַּרְבּוּת הַמּוּסְטָ</text:span><text:span text:style-name="T105">רִית בִּמְעָרַת מִיסְלִיָּה</text:span></text:p>
      <text:p text:style-name="P106"><text:span text:style-name="T107">חֲשִׂיפַת "מִפְלַס חַיִּים" עָשִׁיר בִּפְרִיטֵי צוּר מְסֻתָּתִים בְּמַהֲלַךְ הַחֲפִירָה בִּמְעָרַת מִיסְלִיָּה</text:span></text:p>
      <text:p text:style-name="P108"><text:span text:style-name="T109">הַשָּׁלָב הַקָּדוּם שֶׁל הַתַּרְבּוּת הַמּוֹסְטָרִית מְיֻצָּג בָּאֲתָר עַל יְדֵי שְׁכָבוֹת עָבוֹת וַעֲשִׁירוֹת בַּמּ</text:span><text:span text:style-name="T110">ִמְצָאִים בַּמַּדְרֵגָה הָעֶלְיוֹנָה. בִּשְׁכָבוֹת אֵלֶּה הִשְׁתַּמְּרוּ מִסְפַּר מוֹקְדִים<text:s/></text:span><text:span text:style-name="T111">–</text:span><text:span text:style-name="T112"><text:s/>שְׂרִידֵי מְדוּרוֹת קְדוּמוֹת, הַמֻּרְכָּבִים מֵאֵפֶר וּמֵחֳמָרִים שְׂרוּפִים אֲחֵרִים, וְנִתָּנִים לְהַבְחָנָה בְּנָקֵל בְּתוֹךְ אַדְמַת הַמְּעָרוֹת הִבְהִירָה י</text:span><text:span text:style-name="T113">וֹתֵר. הַמּוֹקֵד הַשָּׁמוּר בְּיוֹתֵר הוּא בְּקֹטֶר שֶׁל כְּמֶטֶר וּבְעֹבִי שֶׁל כְּ-20 ס"מ, וְנִרְאָה שֶׁהָיָה בְּשִׁמּוּשׁ פְּעָמִים רַבּוֹת בְּאוֹתָהּ נְקֻדָּה. בְּתוֹךְ כֶּתֶם הָאֵפֶר וּמִסְּבִיבוֹ פְּזוּרִים פְּרִיטֵי צוּר וַעֲצָמוֹת שְׂרוּפִים[16]. ב</text:span><text:span text:style-name="T114">ְּדִיקָה מִיקְרוֹסְקוֹפִּית שֶׁל הַקַּרְקַע אִפְשְׁרָה לְזַהוֹת אֶת הַחֹמֶר הַצִּמְחִי הַשָּׂרוּף שֶׁלּוֹקֵט עַל יְדֵי תּוֹשָׁבֵי הָאֲתָר וְשִׁמֵּשׁ לִבְעִירָה[17]. כָּל הָעֵדוּיוֹת בָּאֲתָר מַצְבִּיעוֹת עַל שְׁלִיטָה וְשִׁמּוּשׁ יוֹמְיוֹמִי בְּאֵשׁ.</text:span></text:p>
      <text:p text:style-name="P115"/>
      <text:p text:style-name="P116"><text:span text:style-name="T117">הַתּ</text:span><text:span text:style-name="T118">ַרְבּוּת הַחָמְרִית בָּאָה לִידֵי בִּטּוּי בְּשֶׁפַע עָצוּם שֶׁל פְּרִיטֵי צוּר מְסֻתָּתִים<text:s/></text:span><text:span text:style-name="T119">–</text:span><text:span text:style-name="T120"><text:s/>כְּ-50,000 פְּרִיטִים נִמְצְאוּ בַּמַּדְרֵגָה הָעֶלְיוֹנָה בִּלְבַד. טִפּוּסֵי הַכֵּלִים הַבּוֹלְטִים הֵם חֻדִּים מִטִּפּוּסִים מְגֻוָּנִים וּלְהָבִים מְשֻׁבְרָרִ</text:span><text:span text:style-name="T121">ים, אֲשֶׁר סֻתְּתוּ בְּכַמָּה שִׁיטוֹת, כְּטֶכְנִיקַת לִבְלוֹאָהּ וְטֶכְנִיקָה לֶהָבִית. הַצֹּר לַהֲפָקַת הַכֵּלִים נֶאֱסַף בְּדֶרֶךְ כְּלָל מִמְּקוֹרוֹת קְרוֹבִים בַּכַּרְמֶל כְּנַחַל גַּלִּים, הַר אֹרֶן וְנַחַל מְעָרוֹת, בְּמֶרְחַקִּים שֶׁל 2</text:span><text:span text:style-name="T122">–</text:span><text:span text:style-name="T123">8 ק"מ מֵהָא</text:span><text:span text:style-name="T124">ֲתָר. צְפִיפוּת וּמִגְוַן פְּרִיטֵי הַצֹּר בָּאֲתָר הֵם מֵהַגְּבוֹהוֹת שֶׁנִּמְצְאוּ בַּאֲתָרֵי הַתְּקוּפָה[18]. מֶחְקַר סִימָנֵי הַבְּלָיָה הַמִּיקְרוֹסְקוֹפִּיִּים שֶׁעַל חֻדֵּי הַצֹּר הַמָּאֳרָכִים מִטִּפּוּס "אַבּוּ זִיף" הֶעֱלָה כִּי הֵם שִׁמְּשׁוּ לְ</text:span><text:span text:style-name="T125">עִבּוּד מִגְוָן שֶׁל חֳמָרִים צִמְחִיִּים וַאֲחֵרִים[19]</text:span></text:p>
      <text:p text:style-name="P126"><text:span text:style-name="T127">לֶסֶת עֶלְיוֹנָה שֶׁל צְבִי מִמְּעָרַת מִיסְלִיָּה (פָּלָאוּלִית תִּיכוֹן, כְּ-200 אֶלֶף שָׁנָה לִפְנֵי זְמַנֵּנוּ).</text:span></text:p>
      <text:p text:style-name="P128"/>
      <text:p text:style-name="P129"><text:span text:style-name="T130">הַכַּלְכָּלָה שֶׁל שׁוֹכְנֵי הָאֲתָר הִתְבַּסְּסָה עַל צֵיד שֶׁל<text:s/></text:span><text:span text:style-name="T131">בַּעֲלֵי-פְּרָסוֹת וְלֶקֶט צִמְחִי בַּר. נִתָּן לַחֲקֹר אֶת כַּלְכָּלַת הַבָּשָׂר לְפִי שְׁיָרֵי הָאֲרוּחוֹת (אַלְפֵי עֲצָמוֹת מְאֻבָּנוֹת שֶׁל בַּעֲלֵי חַיִּים) שֶׁהֻשְׁאֲרוּ כְּדֶרֶךְ קֶבַע עַל רְצָפוֹת הַמְּגוּרִים אוֹ סָמוּךְ לָהֶן. אַנְשֵׁי מִיסַלְיָה</text:span><text:span text:style-name="T132"><text:s/>צִדּוֹ בְּשִׁיטָתִיּוּת בַּעֲלֵי-פְּרָסוֹת, כְּיַחְמוּר פַּרְסִי, צְבִי אֶרֶץ יִשְׂרְאֵלִי, בֵּקֶר-בַּר, עֵז הַבַּר, חֲזִיר בַּר, אֱיָל אַדְמוֹנִי וְאַיַּל הַכַּרְמֶל וְאָסְפוּ בֵּיצֵי יְעֵנִים. נִתּוּחַ שְׁכִיחוּת חֶלְקֵי הַשֶּׁלֶד (הַמְּיַצְּגִים אֶת חֶ</text:span><text:span text:style-name="T133">לְקֵי הַגּוּף שֶׁהוּבְאוּ לַמְּעָרָה) וּבְדִיקַת סִימָנֵי הַחִתּוּךְ שֶׁנּוֹצְרוּ עַל-גַּבֵּי הָעֲצָמוֹת בְּתַהֲלִיךְ הַשְּׁחִיטָה, מַרְאִים שֶׁהַצְּבָאִים הוּבְאוּ לְאַתֵּר בִּשְׁלֵמוּתָם וְנִשְׁחֲטוּ בּוֹ. לְעֻמַּת זֹאת, הַיַּחְמוּרִים, הַגְּדוֹלִים יוֹת</text:span><text:span text:style-name="T134">ֵר, עָבְרוּ עִבּוּד רִאשׁוֹנִי בִּמְקוֹם הַצַּיִד וְרַק חֲלָקִים מְסֻיָּמִים, עֲשִׁירִים בְּבָשָׂר וְשֻׁמָּן וְקַלִּים לַנְּשִׂיאָה, הוּבְאוּ לַמְּעָרָה[4].</text:span></text:p>
      <text:p text:style-name="P135"/>
      <text:p text:style-name="P136"><text:span text:style-name="T137">עַל יְכוֹלוֹת הַצַּיִד הַמְּפֻתָּחוֹת שֶׁל תּוֹשָׁבֵי הָאֲתָר מְעִידוֹת שְׁתֵּי תּוֹפָעוֹת: בַּמְּ</text:span><text:span text:style-name="T138">עָרָה קַיָּם יִצּוּג לְחֶלְקֵי שֶׁלֶד עֲשִׁירִים בַּבָּשָׂר שֶׁל בַּעֲלֵי פְּרָסוֹת בִּגְדָלִים שׁוֹנִים, עֲלֵיהֶם נִתְגַּלּוּ סִימָנֵי חִתּוּךְ הַמְּעִידִים עַל הוֹרָדַת הַבָּשָׂר. מִמְצָא זֶה מַרְאֶה כִּי תּוֹשָׁבֵי מִיסְלִיָּה נֶהֱנוּ מִגִּישָׁה רִאשׁוֹ</text:span><text:span text:style-name="T139">נִית לְפַגֵּר, כְּכָל הַנִּרְאֶה עַל יְדֵי צַיִד, וְלֹא הִסְתַּפְּקוּ בְּאִסּוּף שְׁיָרֵי סְעוּדוֹת שֶׁל טוֹרְפִים. בְּנוֹסָף, הַיַּחְמוּרִים שֶׁנִּצּוֹדוּ הָיוּ בְּעִקָּר פְּרָטִים בּוֹגְרִים בְּשִׂיא חַיֵּיהֶם. צֵיד שִׁיטָתִי שֶׁל פְּרָטִים בּוֹגְרִים (ל</text:span><text:span text:style-name="T140">ְהַבְדִּיל מֵהִתְמַקְּדוּת בַּפְּרָטִים הַחַלָּשִׁים<text:s/></text:span><text:span text:style-name="T141">–</text:span><text:span text:style-name="T142"><text:s/>הַצְּעִירִים וְהַזְּקֵנִים) מְזֹהָה כִּדְפוּס צַיִד "אֱנוֹשִׁי" וּמֻכָּר מֵחַבְרוֹת צַיָּדִים-לַקָּטִים פְּרֵהִיסְטוֹרִיּוֹת וּבְנוֹת יָמֵינוּ[4]. בְּנֵי הָאָדָם שֶׁיָּשְׁבוּ בְּמִיסַלְיָה צִדּוֹ בְּשׁ</text:span><text:span text:style-name="T143">ִיטָתִיּוּת בַּעֲלֵי-פְּרָסוֹת גְּדוֹלִים, שָׁלְטוּ בְּמִסְפַּר טֶכְנִיקוֹת מְתֻחְכָּמוֹת לְסִתּוּת כְּלִי צוּר, הִשְׁתַּמְּשׁוּ בְּאֹפֶן שִׁיטָתִי בְּאֵשׁ וּכְכָל הַנִּרְאֶה יָשְׁבוּ בַּאֲתַר פִּרְקֵי זְמַן אֲרֻכִּים. לְפִיכָךְ מְפָרְשִׁים חוֹקְרֵי הָאֲתָ</text:span><text:span text:style-name="T144">ר אֶת דֶּגֶם הַיִּשּׁוּב, מִנְהֲגֵי הַצַּיָּד וְהַטֶּכְנוֹלוֹגְיָה שֶׁנָּהֲגוּ במיסליה לִפְנֵי כְּ-200 אֶלֶף שָׁנָה כְּמִבְטָאִים הִתְנַהֲגוּת 'מוֹדֶרְנִית', הַדּוֹמֶה לְהִתְנַהֲגוּתָם שֶׁל צַיָּדִים-לַקָּטִים בַּפְּרֵהִיסְטוֹרְיָה הַמְּאֻחֶרֶת וּבָעֵת הַח</text:span><text:span text:style-name="T145">ֲדָשָׁה[4].</text:span></text:p>
      <text:p text:style-name="P146"/>
      <text:p text:style-name="P147"><text:span text:style-name="T148">הַצָּעַת שִׁחְזוּר לִפְעִילוּיוֹת שֶׁנַּעֲשׂוּ בְּאֵזוֹר הַמּוֹקֵד, הַמְּבֻסֶּסֶת עַל מְאַפְיְנֵי שִׁבְרֵי עֲצָמוֹת בַּעֲלֵי הַחַיִּים, הֶעֶלְתָה כִּי תּוֹשָׁבֵי הַמַּחֲנֶה בִּצְּעוּ אֶת הָעִבּוּד הָרִאשׁוֹנִי שֶׁל בַּעֲלֵי הַחַיִּים בְּמֶרְחָ</text:span><text:span text:style-name="T149">ק-מָה מֵהַמּוֹקֵד, אוּלַי לְיַד קִיר הַמְּעָרָה, וְאָז הֵבִיאוּ חֲלָקִים מֵהַפְּגָרִים לְאֵזוֹר הַמְּדוּרָה וְשָׁם צָרְכוּ אֶת הַמָּזוֹן. הָאֲנָשִׁים הִשְׁתַּמְּשׁוּ בְּסַכֵּנִי הַצֹּר בִּשְׁבִיל לְהוֹרִיד אֶת הַבָּשָׂר מַעַצְמוֹת הַגַּפַּיִם וּפִצְּחוּ אֶ</text:span><text:span text:style-name="T150">ת הָעֲצָמוֹת בְּמַקֶּבֶת אֶבֶן בִּשְׁבִיל לֶאֱכֹל אֶת מֹחַ הָעֶצֶם. לְאַחַר הַצְּרִיכָה הוֹתִירוּ הָאֲנָשִׁים אֶת הַשְּׁיָרִים מִסָּבִיב לַמְּדוּרָה</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14T20:39:00Z</meta:creation-date>
    <dc:date>2020-10-14T21:37:00Z</dc:date>
    <meta:print-date>2020-10-14T21:33:00Z</meta:print-date>
    <meta:template xlink:href="Normal.dotm" xlink:type="simple"/>
    <meta:editing-cycles>4</meta:editing-cycles>
    <meta:editing-duration>PT540S</meta:editing-duration>
    <meta:document-statistic meta:page-count="1" meta:paragraph-count="27" meta:word-count="2069" meta:character-count="13839" meta:row-count="98" meta:non-whitespace-character-count="11797"/>
  </office:meta>
</office:document-meta>
</file>